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менено на</text:p>
          </table:table-cell>
          <table:table-cell office:value-type="string" calcext:value-type="string">
            <text:p>Ресурс. связанный ресурс, который заменяет, перемещает или заменяет описанный ресурс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Является форматом</text:p>
          </table:table-cell>
          <table:table-cell office:value-type="string" calcext:value-type="string">
            <text:p>Существующий связанный ресурс, который по существу совпадает с описанным ресурсом, но в другом формате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Является частью</text:p>
          </table:table-cell>
          <table:table-cell office:value-type="string" calcext:value-type="string">
            <text:p>Связанный ресурс, в котором описанный ресурс физически или логически включен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сылка на</text:p>
          </table:table-cell>
          <table:table-cell office:value-type="string" calcext:value-type="string">
            <text:p>Связанный ресурс, который ссылается, ссылается или иным образом указывает на описанный ресурс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Требуется по</text:p>
          </table:table-cell>
          <table:table-cell office:value-type="string" calcext:value-type="string">
            <text:p>Связанный ресурс, для которого требуется описанный ресурс для поддержки его функции, доставки или согласованности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Является версией</text:p>
          </table:table-cell>
          <table:table-cell office:value-type="string" calcext:value-type="string">
            <text:p>Связанный ресурс, в котором описан ресурс-версия, издание или адаптация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Есть формат</text:p>
          </table:table-cell>
          <table:table-cell office:value-type="string" calcext:value-type="string">
            <text:p>Связанный ресурс, который существенно совпадает с уже существующим описанным ресурсом, но в другом формате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Есть часть</text:p>
          </table:table-cell>
          <table:table-cell office:value-type="string" calcext:value-type="string">
            <text:p>Связанный ресурс, который включается физически или логически в описанный ресурс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Есть версия</text:p>
          </table:table-cell>
          <table:table-cell office:value-type="string" calcext:value-type="string">
            <text:p>Связанный ресурс, который является версией, редакцией или адаптацией описанного ресурс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